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923490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51 kWh</text:p>
          </table:table-cell>
          <table:table-cell office:value-type="float" office:value="1620.07" calcext:value-type="float">
            <text:p>1620.07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/>
          <table:table-cell office:value-type="float" office:value="17.08" calcext:value-type="float">
            <text:p>17.08</text:p>
          </table:table-cell>
          <table:table-cell office:value-type="string" calcext:value-type="string">
            <text:p>T-0</text:p>
          </table:table-cell>
          <table:table-cell office:value-type="float" office:value="1724.8" calcext:value-type="float">
            <text:p>172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87 kWh</text:p>
          </table:table-cell>
          <table:table-cell office:value-type="float" office:value="1875.58" calcext:value-type="float">
            <text:p>1875.58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string" calcext:value-type="string">
            <text:p>T-0</text:p>
          </table:table-cell>
          <table:table-cell office:value-type="float" office:value="1982.53" calcext:value-type="float">
            <text:p>1982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75 kWh</text:p>
          </table:table-cell>
          <table:table-cell office:value-type="float" office:value="1780.77" calcext:value-type="float">
            <text:p>1780.77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/>
          <table:table-cell office:value-type="float" office:value="18.68" calcext:value-type="float">
            <text:p>18.68</text:p>
          </table:table-cell>
          <table:table-cell office:value-type="string" calcext:value-type="string">
            <text:p>T-0</text:p>
          </table:table-cell>
          <table:table-cell office:value-type="float" office:value="1886.41" calcext:value-type="float">
            <text:p>1886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40 kWh</text:p>
          </table:table-cell>
          <table:table-cell office:value-type="float" office:value="1521.26" calcext:value-type="float">
            <text:p>1521.26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/>
          <table:table-cell office:value-type="float" office:value="16.08" calcext:value-type="float">
            <text:p>16.08</text:p>
          </table:table-cell>
          <table:table-cell office:value-type="string" calcext:value-type="string">
            <text:p>T-0</text:p>
          </table:table-cell>
          <table:table-cell office:value-type="float" office:value="1623.94" calcext:value-type="float">
            <text:p>1623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88 kWh</text:p>
          </table:table-cell>
          <table:table-cell office:value-type="float" office:value="1859.57" calcext:value-type="float">
            <text:p>1859.57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/>
          <table:table-cell office:value-type="float" office:value="19.46" calcext:value-type="float">
            <text:p>19.46</text:p>
          </table:table-cell>
          <table:table-cell office:value-type="string" calcext:value-type="string">
            <text:p>T-0</text:p>
          </table:table-cell>
          <table:table-cell office:value-type="float" office:value="1965.28" calcext:value-type="float">
            <text:p>1965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300 kWh</text:p>
          </table:table-cell>
          <table:table-cell office:value-type="float" office:value="1937.57" calcext:value-type="float">
            <text:p>1937.57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/>
          <table:table-cell office:value-type="float" office:value="20.23" calcext:value-type="float">
            <text:p>20.23</text:p>
          </table:table-cell>
          <table:table-cell office:value-type="string" calcext:value-type="string">
            <text:p>T-0</text:p>
          </table:table-cell>
          <table:table-cell office:value-type="float" office:value="2043.7" calcext:value-type="float">
            <text:p>204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64 kWh</text:p>
          </table:table-cell>
          <table:table-cell office:value-type="float" office:value="1673.46" calcext:value-type="float">
            <text:p>1673.4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/>
          <table:table-cell office:value-type="float" office:value="17.59" calcext:value-type="float">
            <text:p>17.59</text:p>
          </table:table-cell>
          <table:table-cell office:value-type="string" calcext:value-type="string">
            <text:p>T-0</text:p>
          </table:table-cell>
          <table:table-cell office:value-type="float" office:value="1776.6" calcext:value-type="float">
            <text:p>1776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91 kWh</text:p>
          </table:table-cell>
          <table:table-cell office:value-type="float" office:value="1858.1" calcext:value-type="float">
            <text:p>1858.1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/>
          <table:table-cell office:value-type="float" office:value="19.43" calcext:value-type="float">
            <text:p>19.43</text:p>
          </table:table-cell>
          <table:table-cell office:value-type="string" calcext:value-type="string">
            <text:p>T-0</text:p>
          </table:table-cell>
          <table:table-cell office:value-type="float" office:value="1962.73" calcext:value-type="float">
            <text:p>1962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31 kWh</text:p>
          </table:table-cell>
          <table:table-cell office:value-type="float" office:value="2093.33" calcext:value-type="float">
            <text:p>2093.33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46.53" calcext:value-type="float">
            <text:p>146.53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T-0</text:p>
          </table:table-cell>
          <table:table-cell office:value-type="float" office:value="2346.49" calcext:value-type="float">
            <text:p>2346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302 kWh</text:p>
          </table:table-cell>
          <table:table-cell office:value-type="float" office:value="1878.7" calcext:value-type="float">
            <text:p>1878.7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31.51" calcext:value-type="float">
            <text:p>131.51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T-0</text:p>
          </table:table-cell>
          <table:table-cell office:value-type="float" office:value="2116.89" calcext:value-type="float">
            <text:p>2116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71 kWh</text:p>
          </table:table-cell>
          <table:table-cell office:value-type="float" office:value="1658.64" calcext:value-type="float">
            <text:p>1658.64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string" calcext:value-type="string">
            <text:p>T-0</text:p>
          </table:table-cell>
          <table:table-cell office:value-type="float" office:value="1762.75" calcext:value-type="float">
            <text:p>1762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56 kWh</text:p>
          </table:table-cell>
          <table:table-cell office:value-type="float" office:value="1549.92" calcext:value-type="float">
            <text:p>1549.92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/>
          <table:table-cell office:value-type="float" office:value="16.36" calcext:value-type="float">
            <text:p>16.36</text:p>
          </table:table-cell>
          <table:table-cell office:value-type="string" calcext:value-type="string">
            <text:p>T-0</text:p>
          </table:table-cell>
          <table:table-cell office:value-type="float" office:value="1652.6" calcext:value-type="float">
            <text:p>165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29:50.060000000</meta:creation-date>
    <dc:date>2018-03-26T10:32:30.273000000</dc:date>
    <meta:editing-duration>PT2M40S</meta:editing-duration>
    <meta:editing-cycles>1</meta:editing-cycles>
    <meta:document-statistic meta:table-count="1" meta:cell-count="120" meta:object-count="0"/>
    <meta:generator>LibreOffice/5.3.4.2$Windows_x86 LibreOffice_project/f82d347ccc0be322489bf7da61d7e4ad13fe2ff3</meta:generator>
  </office:meta>
</office:document-meta>
</file>